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2.494cm" fo:margin-left="2.155cm" fo:margin-right="2.35cm" table:align="margins"/>
    </style:style>
    <style:style style:name="Tableau1.A" style:family="table-column">
      <style:table-column-properties style:column-width="12.494cm" style:rel-column-width="7083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9.042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0.668cm" fo:margin-left="0.526cm" fo:margin-right="1.106cm" table:align="margins"/>
    </style:style>
    <style:style style:name="Table5.A" style:family="table-column">
      <style:table-column-properties style:column-width="2.665cm" style:rel-column-width="16377*"/>
    </style:style>
    <style:style style:name="Table5.B" style:family="table-column">
      <style:table-column-properties style:column-width="8.003cm" style:rel-column-width="49158*"/>
    </style:style>
    <style:style style:name="Table5.1" style:family="table-row">
      <style:table-row-properties style:min-row-height="1.062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7.818cm" fo:margin-left="0.088cm" fo:margin-right="-0.097cm" table:align="margins"/>
    </style:style>
    <style:style style:name="Table6.A" style:family="table-column">
      <style:table-column-properties style:column-width="7.818cm" style:rel-column-width="65535*"/>
    </style:style>
    <style:style style:name="Table6.1" style:family="table-row">
      <style:table-row-properties style:min-row-height="1.593cm"/>
    </style:style>
    <style:style style:name="Table6.A1" style:family="table-cell">
      <style:table-cell-properties fo:padding="0.097cm" fo:border="0.002cm solid #000000"/>
    </style:style>
    <style:style style:name="Tableau2" style:family="table">
      <style:table-properties style:width="6.004cm" fo:margin-left="3.38cm" fo:margin-right="2.916cm" table:align="margins"/>
    </style:style>
    <style:style style:name="Tableau2.A" style:family="table-column">
      <style:table-column-properties style:column-width="6.004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10.62cm" fo:margin-left="0.526cm" fo:margin-right="1.154cm" table:align="margins"/>
    </style:style>
    <style:style style:name="Table1.A" style:family="table-column">
      <style:table-column-properties style:column-width="2.665cm" style:rel-column-width="16449*"/>
    </style:style>
    <style:style style:name="Table1.B" style:family="table-column">
      <style:table-column-properties style:column-width="7.955cm" style:rel-column-width="49086*"/>
    </style:style>
    <style:style style:name="Table1.1" style:family="table-row">
      <style:table-row-properties style:min-row-height="1.06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601cm" fo:margin-left="0.258cm" fo:margin-right="-0.097cm" table:align="margins"/>
    </style:style>
    <style:style style:name="Table2.A" style:family="table-column">
      <style:table-column-properties style:column-width="7.601cm" style:rel-column-width="65535*"/>
    </style:style>
    <style:style style:name="Table2.1" style:family="table-row">
      <style:table-row-properties style:min-row-height="1.288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0.62cm" fo:margin-left="0.526cm" fo:margin-right="1.154cm" table:align="margins"/>
    </style:style>
    <style:style style:name="Table3.A" style:family="table-column">
      <style:table-column-properties style:column-width="2.337cm" style:rel-column-width="14419*"/>
    </style:style>
    <style:style style:name="Table3.B" style:family="table-column">
      <style:table-column-properties style:column-width="8.283cm" style:rel-column-width="51116*"/>
    </style:style>
    <style:style style:name="Table3.1" style:family="table-row">
      <style:table-row-properties style:min-row-height="1.062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8.246cm" fo:margin-left="-0.058cm" fo:margin-right="-0.097cm" table:align="margins"/>
    </style:style>
    <style:style style:name="Table4.A" style:family="table-column">
      <style:table-column-properties style:column-width="8.246cm" style:rel-column-width="65535*"/>
    </style:style>
    <style:style style:name="Table4.1" style:family="table-row">
      <style:table-row-properties style:min-row-height="1.215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8pt" style:text-underline-style="none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Recherche par mot clé</text:p>
          </table:table-cell>
        </table:table-row>
        <table:table-row table:style-name="Tableau1.2">
          <table:table-cell table:style-name="Tableau1.A2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Mots clé(s):</text:p>
                </table:table-cell>
                <table:table-cell table:style-name="Table5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7">Unix<text:span text:style-name="T1">*</text:span></text:p>
                        <text:p text:style-name="P4">OpenBSD</text:p>
                        <text:p text:style-name="P4">Système, Informatiqu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5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">Rechercher</text:p>
                </table:table-cell>
              </table:table-row>
            </table:table>
            <text:p text:style-name="P9"/>
            <text:p text:style-name="P9">---------------------------------------------------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Liste des ouvrages :</text:p>
                </table:table-cell>
                <table:table-cell table:style-name="Table1.A1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8">2-266-11156-6 - Unix</text:p>
                        <text:p text:style-name="P8">2-266-45147-6 - OpenBSD</text:p>
                        <text:p text:style-name="P8">2-266-45557-6 - Systèm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  <text:p text:style-name="P4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Liste des articles 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8">2-242-11156-6 – 14/11/2008 – OpenSSH – page 6</text:p>
                        <text:p text:style-name="P8">2-245-14565-6 – 22/07/2008 - Nouveau rootkit – page 8</text:p>
                        <text:p text:style-name="P8">2-245-14564-6 – 22/04/1989 - Debian ? - page 10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4T18:59:37</dc:date>
    <meta:editing-cycles>48</meta:editing-cycles>
    <meta:editing-duration>PT1H30M45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15" meta:word-count="64" meta:character-count="378"/>
  </office:meta>
</office:document-meta>
</file>